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ide By Side (comparison)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 office:value-type="string" calcext:value-type="string">
            <text:p>At Work</text:p>
          </table:table-cell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 office:value-type="string" calcext:value-type="string">
            <text:p>Design Decision</text:p>
          </table:table-cell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 office:value-type="string" calcext:value-type="string">
            <text:p>Compatible Layout</text:p>
          </table:table-cell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 office:value-type="string" calcext:value-type="string">
            <text:p>New Round</text:p>
          </table:table-cell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 office:value-type="string" calcext:value-type="string">
            <text:p>Regional Preference</text:p>
          </table:table-cell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 office:value-type="string" calcext:value-type="string">
            <text:p>Do It</text:p>
          </table:table-cell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 office:value-type="string" calcext:value-type="string">
            <text:p>Job Competency</text:p>
          </table:table-cell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 office:value-type="string" calcext:value-type="string">
            <text:p>Break Free</text:p>
          </table:table-cell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 office:value-type="string" calcext:value-type="string">
            <text:p>The Credit</text:p>
          </table:table-cell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 office:value-type="string" calcext:value-type="string">
            <text:p>Digital Only</text:p>
          </table:table-cell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 office:value-type="string" calcext:value-type="string">
            <text:p>Main League</text:p>
          </table:table-cell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 office:value-type="string" calcext:value-type="string">
            <text:p>Program Manager</text:p>
          </table:table-cell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 office:value-type="string" calcext:value-type="string">
            <text:p>Seasonal Adjustment</text:p>
          </table:table-cell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 office:value-type="string" calcext:value-type="string">
            <text:p>Easy Fit</text:p>
          </table:table-cell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 office:value-type="string" calcext:value-type="string">
            <text:p>Full Walk</text:p>
          </table:table-cell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 office:value-type="string" calcext:value-type="string">
            <text:p>One Day</text:p>
          </table:table-cell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 office:value-type="string" calcext:value-type="string">
            <text:p>Pile Up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2:05:54.79650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20T12:20:34.337899900</dc:date>
    <meta:editing-duration>P1DT10H1M52S</meta:editing-duration>
    <meta:editing-cycles>79</meta:editing-cycles>
    <meta:generator>LibreOffice/25.8.1.1$Windows_X86_64 LibreOffice_project/54047653041915e595ad4e45cccea684809c77b5</meta:generator>
    <meta:document-statistic meta:table-count="1" meta:cell-count="272" meta:object-count="0"/>
  </office:meta>
</office:document-meta>
</file>